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ome Light" svg:font-family="'Biome Light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fo:language="en" fo:country="US" officeooo:rsid="000e6109" officeooo:paragraph-rsid="000e6109" style:font-size-asian="12pt" style:font-size-complex="12pt"/>
    </style:style>
    <style:style style:name="P2" style:family="paragraph" style:parent-style-name="Standard">
      <style:paragraph-properties fo:line-height="150%"/>
      <style:text-properties officeooo:paragraph-rsid="0010e6d2"/>
    </style:style>
    <style:style style:name="P3" style:family="paragraph" style:parent-style-name="Standard" style:list-style-name="L2">
      <style:paragraph-properties fo:line-height="150%"/>
      <style:text-properties officeooo:paragraph-rsid="0010e6d2"/>
    </style:style>
    <style:style style:name="P4" style:family="paragraph" style:parent-style-name="Standard">
      <style:paragraph-properties fo:line-height="150%"/>
      <style:text-properties officeooo:rsid="0012190e" officeooo:paragraph-rsid="0012190e"/>
    </style:style>
    <style:style style:name="T1" style:family="text">
      <style:text-properties officeooo:rsid="000e9145"/>
    </style:style>
    <style:style style:name="T2" style:family="text">
      <style:text-properties fo:color="#000000" loext:opacity="100%" style:font-name="Liberation Serif" fo:font-size="12pt" fo:letter-spacing="normal" style:font-size-asian="12pt" style:font-size-complex="12pt"/>
    </style:style>
    <style:style style:name="T3" style:family="text">
      <style:text-properties fo:color="#000000" loext:opacity="100%" style:font-name="Liberation Serif" fo:font-size="12pt" fo:letter-spacing="normal" officeooo:rsid="0010e6d2" style:font-size-asian="12pt" style:font-size-complex="12pt"/>
    </style:style>
    <style:style style:name="T4" style:family="text">
      <style:text-properties fo:color="#000000" loext:opacity="100%" style:font-name="Liberation Serif" fo:font-size="12pt" fo:letter-spacing="normal" officeooo:rsid="00129dc5" style:font-size-asian="12pt" style:font-size-complex="12pt"/>
    </style:style>
    <style:style style:name="T5" style:family="text">
      <style:text-properties fo:color="#000000" loext:opacity="100%" style:font-name="Liberation Serif" fo:font-size="12pt" fo:letter-spacing="normal" officeooo:rsid="001478b7" style:font-size-asian="12pt" style:font-size-complex="12pt"/>
    </style:style>
    <style:style style:name="T6" style:family="text">
      <style:text-properties fo:color="#000000" loext:opacity="100%" style:font-name="Liberation Serif" fo:font-size="12pt" fo:letter-spacing="normal" fo:font-style="italic" style:font-size-asian="12pt" style:font-style-asian="italic" style:font-size-complex="12pt"/>
    </style:style>
    <style:style style:name="T7" style:family="text">
      <style:text-properties style:font-name="Liberation Serif" fo:font-size="12pt" fo:language="en" fo:country="US" officeooo:rsid="000e6109" style:font-size-asian="12pt" style:font-size-complex="12pt"/>
    </style:style>
    <style:style style:name="T8" style:family="text">
      <style:text-properties style:font-name="Liberation Serif" fo:font-size="12pt" fo:language="en" fo:country="US" officeooo:rsid="000f1fde" style:font-size-asian="12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craping</text:p>
      <text:p text:style-name="P1"><text:tab/>Benefits:</text:p>
      <text:p text:style-name="P1"><text:tab/><text:tab/>automated</text:p>
      <text:p text:style-name="P1"><text:tab/><text:tab/>fast</text:p>
      <text:p text:style-name="P1"><text:tab/><text:tab/>free</text:p>
      <text:p text:style-name="P1"><text:tab/><text:tab/>works on any webpage</text:p>
      <text:p text:style-name="P1"/>
      <text:p text:style-name="P1"><text:tab/>Python libraries</text:p>
      <text:p text:style-name="P1"><text:tab/><text:tab/>BeautifulSoup</text:p>
      <text:p text:style-name="P1"/>
      <text:p text:style-name="P1">Bea<text:span text:style-name="T1">u</text:span>tifulSoup</text:p>
      <text:p text:style-name="P1"><text:tab/><text:span text:style-name="T1">python libraries</text:span></text:p>
      <text:p text:style-name="P1"><text:tab/><text:span text:style-name="T1">used to parse HTML code</text:span></text:p>
      <text:p text:style-name="P1"><text:tab/><text:span text:style-name="T1">access elements in HTML code using the tags</text:span></text:p>
      <text:p text:style-name="P2"><text:span text:style-name="T7"><text:tab/></text:span><text:span text:style-name="T8">important to do exeption handeling so that the prosess can continue</text:span></text:p>
      <text:p text:style-name="P2"><text:span text:style-name="T8"/></text:p>
      <text:list xml:id="list3152845209" text:style-name="L2">
        <text:list-item>
          <text:p text:style-name="P3"><text:span text:style-name="T2">tag: you can pass a string name of a tag or even a Python list of string tag names.</text:span></text:p>
        </text:list-item>
        <text:list-item>
          <text:p text:style-name="P3"><text:span text:style-name="T2">attributes: you can pass a Python dictionary of attributes that matches tags that contain any one of those attributes</text:span></text:p>
        </text:list-item>
        <text:list-item>
          <text:p text:style-name="P3"><text:span text:style-name="T2">recursive: you can pass a boolean to tell how deeply into the document you want to search. If recursive is set to True, the find_all function looks into children, and children's children </text:span></text:p>
        </text:list-item>
        <text:list-item>
          <text:p text:style-name="P3"><text:span text:style-name="T2">text: you can pass a string argument to match based on the text content of the tags</text:span></text:p>
        </text:list-item>
        <text:list-item>
          <text:p text:style-name="P3"><text:span text:style-name="T2">limit: you can set this with an integer x if you’re interested only in retrieving the first </text:span><text:span text:style-name="T6">x </text:span><text:span text:style-name="T2">items from the pag</text:span><text:span text:style-name="T3">e</text:span></text:p>
        </text:list-item>
        <text:list-item>
          <text:p text:style-name="P3"><text:span text:style-name="T2">keywords: The keyword argument allows you to select tags that contain a particular attribute or set of attributes. </text:span></text:p>
        </text:list-item>
      </text:list>
      <text:p text:style-name="P2"><text:span text:style-name="T2"/></text:p>
      <text:p text:style-name="P4"><text:span text:style-name="T2">RegEx</text:span></text:p>
      <text:p text:style-name="P4"><text:span text:style-name="T2"><text:tab/>made by Steven Kleaning</text:span></text:p>
      <text:p text:style-name="P4"><text:span text:style-name="T2"><text:tab/>* = 0 or more; “a*” = 0 or more as</text:span></text:p>
      <text:p text:style-name="P4"><text:span text:style-name="T2"><text:tab/>[], range of values; [A-Z]*, one ore more character in the range A-Z</text:span></text:p>
      <text:p text:style-name="P4"><text:span text:style-name="T2"><text:tab/>(), </text:span><text:span text:style-name="T4">used to order the opperations; similar to math</text:span></text:p>
      <text:p text:style-name="P4"><text:span text:style-name="T4"><text:tab/>use in pythan by the “import re” command</text:span></text:p>
      <text:p text:style-name="P4"><text:span text:style-name="T4"><text:tab/>“^expresion” only matches with strings that start with “expresion”</text:span></text:p>
      <text:p text:style-name="P4"><text:span text:style-name="T4"><text:tab/>a{m,n} matches with a string that as a number of “a” in range(m,n)</text:span></text:p>
      <text:p text:style-name="P4"><text:soft-page-break/><text:span text:style-name="T4"><text:tab/></text:span><text:span text:style-name="T5">[^A-Z]* any character that is not in the range A-Z</text:span></text:p>
      <text:p text:style-name="P4"><text:span text:style-name="T5"><text:tab/>b(a|i)d find, bad or bid, the | functions like an or</text:span></text:p>
      <text:p text:style-name="P4"><text:span text:style-name="T5"><text:tab/>$ marks the end of a string, used to match strings that end with the expression</text:span></text:p>
      <text:p text:style-name="P4"><text:span text:style-name="T5"><text:tab/>!? used to exlude the following expression</text:span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ome Light" svg:font-family="'Biome Light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Biome Light" style:font-family-complex="'Biome Light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Biome Light" style:font-family-complex="'Biome Light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Biome Light" style:font-family-complex="'Biome Ligh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Biome Light" style:font-family-complex="'Biome Ligh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2:16:33.708528158</meta:creation-date>
    <meta:generator>LibreOffice/7.3.7.2$Linux_X86_64 LibreOffice_project/30$Build-2</meta:generator>
    <dc:date>2023-01-30T13:39:20.963723197</dc:date>
    <meta:editing-duration>PT3M17S</meta:editing-duration>
    <meta:editing-cycles>2</meta:editing-cycles>
    <meta:document-statistic meta:table-count="0" meta:image-count="0" meta:object-count="0" meta:page-count="2" meta:paragraph-count="31" meta:word-count="284" meta:character-count="1554" meta:non-whitespace-character-count="1278"/>
  </office:meta>
</office:document-meta>
</file>